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32pt" style:font-size-asian="32pt" style:font-size-complex="32pt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5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2"/>
          <table:table-cell table:style-name="ce1" office:value-type="string">
            <text:p>Paycheck Calculator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3"/>
          <table:table-cell table:style-name="ce2" office:value-type="currency" office:currency="USD" office:value="10">
            <text:p>$10.00</text:p>
          </table:table-cell>
          <table:table-cell office:value-type="string">
            <text:p><text:s/>=Payrate $'s/hr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3" office:value-type="float" office:value="40">
            <text:p>40</text:p>
          </table:table-cell>
          <table:table-cell office:value-type="string">
            <text:p><text:s/>=Ovetime starts @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3" office:value-type="float" office:value="1.5">
            <text:p>1.5</text:p>
          </table:table-cell>
          <table:table-cell office:value-type="string">
            <text:p><text:s/>=Ovetime factor</text:p>
          </table:table-cell>
          <table:table-cell table:style-name="Default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>
            <text:p>Hours </text:p>
          </table:table-cell>
          <table:table-cell table:style-name="Default" office:value-type="string">
            <text:p>Paycheck</text:p>
          </table:table-cell>
          <table:table-cell office:value-type="string">
            <text:p>Overtime </text:p>
          </table:table-cell>
          <table:table-cell table:style-name="Default" office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>
            <text:p>Worked</text:p>
          </table:table-cell>
          <table:table-cell table:style-name="Default" office:value-type="string">
            <text:p>Straight Time</text:p>
          </table:table-cell>
          <table:table-cell office:value-type="string">
            <text:p>Pay</text:p>
          </table:table-cell>
          <table:table-cell table:style-name="Default" office:value-type="string">
            <text:p>Pay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C12]*[.$D$5]" office:value-type="currency" office:currency="USD" office:value="0">
            <text:p>$0.00</text:p>
          </table:table-cell>
          <table:table-cell table:formula="of:=IF([.C12]&gt;[.$D$6];([.C12]-[.$D$6])*[.$D$5]*([.$D$7]-1);0)" office:value-type="float" office:value="0">
            <text:p>0</text:p>
          </table:table-cell>
          <table:table-cell table:formula="of:=[.D12]+[.E12]" office:value-type="currency" office:currency="USD" office:value="0">
            <text:p>$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C13]*[.$D$5]" office:value-type="currency" office:currency="USD" office:value="10">
            <text:p>$10.00</text:p>
          </table:table-cell>
          <table:table-cell table:formula="of:=IF([.C13]&gt;[.$D$6];([.C13]-[.$D$6])*[.$D$5]*([.$D$7]-1);0)" office:value-type="float" office:value="0">
            <text:p>0</text:p>
          </table:table-cell>
          <table:table-cell table:formula="of:=[.D13]+[.E13]" office:value-type="currency" office:currency="USD" office:value="10">
            <text:p>$1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C14]*[.$D$5]" office:value-type="currency" office:currency="USD" office:value="20">
            <text:p>$20.00</text:p>
          </table:table-cell>
          <table:table-cell table:formula="of:=IF([.C14]&gt;[.$D$6];([.C14]-[.$D$6])*[.$D$5]*([.$D$7]-1);0)" office:value-type="float" office:value="0">
            <text:p>0</text:p>
          </table:table-cell>
          <table:table-cell table:formula="of:=[.D14]+[.E14]" office:value-type="currency" office:currency="USD" office:value="20">
            <text:p>$2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C15]*[.$D$5]" office:value-type="currency" office:currency="USD" office:value="30">
            <text:p>$30.00</text:p>
          </table:table-cell>
          <table:table-cell table:formula="of:=IF([.C15]&gt;[.$D$6];([.C15]-[.$D$6])*[.$D$5]*([.$D$7]-1);0)" office:value-type="float" office:value="0">
            <text:p>0</text:p>
          </table:table-cell>
          <table:table-cell table:formula="of:=[.D15]+[.E15]" office:value-type="currency" office:currency="USD" office:value="30">
            <text:p>$3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C16]*[.$D$5]" office:value-type="currency" office:currency="USD" office:value="40">
            <text:p>$40.00</text:p>
          </table:table-cell>
          <table:table-cell table:formula="of:=IF([.C16]&gt;[.$D$6];([.C16]-[.$D$6])*[.$D$5]*([.$D$7]-1);0)" office:value-type="float" office:value="0">
            <text:p>0</text:p>
          </table:table-cell>
          <table:table-cell table:formula="of:=[.D16]+[.E16]" office:value-type="currency" office:currency="USD" office:value="40">
            <text:p>$4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C17]*[.$D$5]" office:value-type="currency" office:currency="USD" office:value="50">
            <text:p>$50.00</text:p>
          </table:table-cell>
          <table:table-cell table:formula="of:=IF([.C17]&gt;[.$D$6];([.C17]-[.$D$6])*[.$D$5]*([.$D$7]-1);0)" office:value-type="float" office:value="0">
            <text:p>0</text:p>
          </table:table-cell>
          <table:table-cell table:formula="of:=[.D17]+[.E17]" office:value-type="currency" office:currency="USD" office:value="50">
            <text:p>$5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C18]*[.$D$5]" office:value-type="currency" office:currency="USD" office:value="60">
            <text:p>$60.00</text:p>
          </table:table-cell>
          <table:table-cell table:formula="of:=IF([.C18]&gt;[.$D$6];([.C18]-[.$D$6])*[.$D$5]*([.$D$7]-1);0)" office:value-type="float" office:value="0">
            <text:p>0</text:p>
          </table:table-cell>
          <table:table-cell table:formula="of:=[.D18]+[.E18]" office:value-type="currency" office:currency="USD" office:value="60">
            <text:p>$6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C19]*[.$D$5]" office:value-type="currency" office:currency="USD" office:value="70">
            <text:p>$70.00</text:p>
          </table:table-cell>
          <table:table-cell table:formula="of:=IF([.C19]&gt;[.$D$6];([.C19]-[.$D$6])*[.$D$5]*([.$D$7]-1);0)" office:value-type="float" office:value="0">
            <text:p>0</text:p>
          </table:table-cell>
          <table:table-cell table:formula="of:=[.D19]+[.E19]" office:value-type="currency" office:currency="USD" office:value="70">
            <text:p>$7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C20]*[.$D$5]" office:value-type="currency" office:currency="USD" office:value="80">
            <text:p>$80.00</text:p>
          </table:table-cell>
          <table:table-cell table:formula="of:=IF([.C20]&gt;[.$D$6];([.C20]-[.$D$6])*[.$D$5]*([.$D$7]-1);0)" office:value-type="float" office:value="0">
            <text:p>0</text:p>
          </table:table-cell>
          <table:table-cell table:formula="of:=[.D20]+[.E20]" office:value-type="currency" office:currency="USD" office:value="80">
            <text:p>$8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C21]*[.$D$5]" office:value-type="currency" office:currency="USD" office:value="90">
            <text:p>$90.00</text:p>
          </table:table-cell>
          <table:table-cell table:formula="of:=IF([.C21]&gt;[.$D$6];([.C21]-[.$D$6])*[.$D$5]*([.$D$7]-1);0)" office:value-type="float" office:value="0">
            <text:p>0</text:p>
          </table:table-cell>
          <table:table-cell table:formula="of:=[.D21]+[.E21]" office:value-type="currency" office:currency="USD" office:value="90">
            <text:p>$9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C22]*[.$D$5]" office:value-type="currency" office:currency="USD" office:value="100">
            <text:p>$100.00</text:p>
          </table:table-cell>
          <table:table-cell table:formula="of:=IF([.C22]&gt;[.$D$6];([.C22]-[.$D$6])*[.$D$5]*([.$D$7]-1);0)" office:value-type="float" office:value="0">
            <text:p>0</text:p>
          </table:table-cell>
          <table:table-cell table:formula="of:=[.D22]+[.E22]" office:value-type="currency" office:currency="USD" office:value="100">
            <text:p>$1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C23]*[.$D$5]" office:value-type="currency" office:currency="USD" office:value="110">
            <text:p>$110.00</text:p>
          </table:table-cell>
          <table:table-cell table:formula="of:=IF([.C23]&gt;[.$D$6];([.C23]-[.$D$6])*[.$D$5]*([.$D$7]-1);0)" office:value-type="float" office:value="0">
            <text:p>0</text:p>
          </table:table-cell>
          <table:table-cell table:formula="of:=[.D23]+[.E23]" office:value-type="currency" office:currency="USD" office:value="110">
            <text:p>$11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C24]*[.$D$5]" office:value-type="currency" office:currency="USD" office:value="120">
            <text:p>$120.00</text:p>
          </table:table-cell>
          <table:table-cell table:formula="of:=IF([.C24]&gt;[.$D$6];([.C24]-[.$D$6])*[.$D$5]*([.$D$7]-1);0)" office:value-type="float" office:value="0">
            <text:p>0</text:p>
          </table:table-cell>
          <table:table-cell table:formula="of:=[.D24]+[.E24]" office:value-type="currency" office:currency="USD" office:value="120">
            <text:p>$12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C25]*[.$D$5]" office:value-type="currency" office:currency="USD" office:value="130">
            <text:p>$130.00</text:p>
          </table:table-cell>
          <table:table-cell table:formula="of:=IF([.C25]&gt;[.$D$6];([.C25]-[.$D$6])*[.$D$5]*([.$D$7]-1);0)" office:value-type="float" office:value="0">
            <text:p>0</text:p>
          </table:table-cell>
          <table:table-cell table:formula="of:=[.D25]+[.E25]" office:value-type="currency" office:currency="USD" office:value="130">
            <text:p>$13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C26]*[.$D$5]" office:value-type="currency" office:currency="USD" office:value="140">
            <text:p>$140.00</text:p>
          </table:table-cell>
          <table:table-cell table:formula="of:=IF([.C26]&gt;[.$D$6];([.C26]-[.$D$6])*[.$D$5]*([.$D$7]-1);0)" office:value-type="float" office:value="0">
            <text:p>0</text:p>
          </table:table-cell>
          <table:table-cell table:formula="of:=[.D26]+[.E26]" office:value-type="currency" office:currency="USD" office:value="140">
            <text:p>$14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C27]*[.$D$5]" office:value-type="currency" office:currency="USD" office:value="150">
            <text:p>$150.00</text:p>
          </table:table-cell>
          <table:table-cell table:formula="of:=IF([.C27]&gt;[.$D$6];([.C27]-[.$D$6])*[.$D$5]*([.$D$7]-1);0)" office:value-type="float" office:value="0">
            <text:p>0</text:p>
          </table:table-cell>
          <table:table-cell table:formula="of:=[.D27]+[.E27]" office:value-type="currency" office:currency="USD" office:value="150">
            <text:p>$15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C28]*[.$D$5]" office:value-type="currency" office:currency="USD" office:value="160">
            <text:p>$160.00</text:p>
          </table:table-cell>
          <table:table-cell table:formula="of:=IF([.C28]&gt;[.$D$6];([.C28]-[.$D$6])*[.$D$5]*([.$D$7]-1);0)" office:value-type="float" office:value="0">
            <text:p>0</text:p>
          </table:table-cell>
          <table:table-cell table:formula="of:=[.D28]+[.E28]" office:value-type="currency" office:currency="USD" office:value="160">
            <text:p>$16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C29]*[.$D$5]" office:value-type="currency" office:currency="USD" office:value="170">
            <text:p>$170.00</text:p>
          </table:table-cell>
          <table:table-cell table:formula="of:=IF([.C29]&gt;[.$D$6];([.C29]-[.$D$6])*[.$D$5]*([.$D$7]-1);0)" office:value-type="float" office:value="0">
            <text:p>0</text:p>
          </table:table-cell>
          <table:table-cell table:formula="of:=[.D29]+[.E29]" office:value-type="currency" office:currency="USD" office:value="170">
            <text:p>$17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C30]*[.$D$5]" office:value-type="currency" office:currency="USD" office:value="180">
            <text:p>$180.00</text:p>
          </table:table-cell>
          <table:table-cell table:formula="of:=IF([.C30]&gt;[.$D$6];([.C30]-[.$D$6])*[.$D$5]*([.$D$7]-1);0)" office:value-type="float" office:value="0">
            <text:p>0</text:p>
          </table:table-cell>
          <table:table-cell table:formula="of:=[.D30]+[.E30]" office:value-type="currency" office:currency="USD" office:value="180">
            <text:p>$18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C31]*[.$D$5]" office:value-type="currency" office:currency="USD" office:value="190">
            <text:p>$190.00</text:p>
          </table:table-cell>
          <table:table-cell table:formula="of:=IF([.C31]&gt;[.$D$6];([.C31]-[.$D$6])*[.$D$5]*([.$D$7]-1);0)" office:value-type="float" office:value="0">
            <text:p>0</text:p>
          </table:table-cell>
          <table:table-cell table:formula="of:=[.D31]+[.E31]" office:value-type="currency" office:currency="USD" office:value="190">
            <text:p>$19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C32]*[.$D$5]" office:value-type="currency" office:currency="USD" office:value="200">
            <text:p>$200.00</text:p>
          </table:table-cell>
          <table:table-cell table:formula="of:=IF([.C32]&gt;[.$D$6];([.C32]-[.$D$6])*[.$D$5]*([.$D$7]-1);0)" office:value-type="float" office:value="0">
            <text:p>0</text:p>
          </table:table-cell>
          <table:table-cell table:formula="of:=[.D32]+[.E32]" office:value-type="currency" office:currency="USD" office:value="200">
            <text:p>$2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C33]*[.$D$5]" office:value-type="currency" office:currency="USD" office:value="210">
            <text:p>$210.00</text:p>
          </table:table-cell>
          <table:table-cell table:formula="of:=IF([.C33]&gt;[.$D$6];([.C33]-[.$D$6])*[.$D$5]*([.$D$7]-1);0)" office:value-type="float" office:value="0">
            <text:p>0</text:p>
          </table:table-cell>
          <table:table-cell table:formula="of:=[.D33]+[.E33]" office:value-type="currency" office:currency="USD" office:value="210">
            <text:p>$21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C34]*[.$D$5]" office:value-type="currency" office:currency="USD" office:value="220">
            <text:p>$220.00</text:p>
          </table:table-cell>
          <table:table-cell table:formula="of:=IF([.C34]&gt;[.$D$6];([.C34]-[.$D$6])*[.$D$5]*([.$D$7]-1);0)" office:value-type="float" office:value="0">
            <text:p>0</text:p>
          </table:table-cell>
          <table:table-cell table:formula="of:=[.D34]+[.E34]" office:value-type="currency" office:currency="USD" office:value="220">
            <text:p>$22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C35]*[.$D$5]" office:value-type="currency" office:currency="USD" office:value="230">
            <text:p>$230.00</text:p>
          </table:table-cell>
          <table:table-cell table:formula="of:=IF([.C35]&gt;[.$D$6];([.C35]-[.$D$6])*[.$D$5]*([.$D$7]-1);0)" office:value-type="float" office:value="0">
            <text:p>0</text:p>
          </table:table-cell>
          <table:table-cell table:formula="of:=[.D35]+[.E35]" office:value-type="currency" office:currency="USD" office:value="230">
            <text:p>$23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C36]*[.$D$5]" office:value-type="currency" office:currency="USD" office:value="240">
            <text:p>$240.00</text:p>
          </table:table-cell>
          <table:table-cell table:formula="of:=IF([.C36]&gt;[.$D$6];([.C36]-[.$D$6])*[.$D$5]*([.$D$7]-1);0)" office:value-type="float" office:value="0">
            <text:p>0</text:p>
          </table:table-cell>
          <table:table-cell table:formula="of:=[.D36]+[.E36]" office:value-type="currency" office:currency="USD" office:value="240">
            <text:p>$24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C37]*[.$D$5]" office:value-type="currency" office:currency="USD" office:value="250">
            <text:p>$250.00</text:p>
          </table:table-cell>
          <table:table-cell table:formula="of:=IF([.C37]&gt;[.$D$6];([.C37]-[.$D$6])*[.$D$5]*([.$D$7]-1);0)" office:value-type="float" office:value="0">
            <text:p>0</text:p>
          </table:table-cell>
          <table:table-cell table:formula="of:=[.D37]+[.E37]" office:value-type="currency" office:currency="USD" office:value="250">
            <text:p>$25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C38]*[.$D$5]" office:value-type="currency" office:currency="USD" office:value="260">
            <text:p>$260.00</text:p>
          </table:table-cell>
          <table:table-cell table:formula="of:=IF([.C38]&gt;[.$D$6];([.C38]-[.$D$6])*[.$D$5]*([.$D$7]-1);0)" office:value-type="float" office:value="0">
            <text:p>0</text:p>
          </table:table-cell>
          <table:table-cell table:formula="of:=[.D38]+[.E38]" office:value-type="currency" office:currency="USD" office:value="260">
            <text:p>$26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C39]*[.$D$5]" office:value-type="currency" office:currency="USD" office:value="270">
            <text:p>$270.00</text:p>
          </table:table-cell>
          <table:table-cell table:formula="of:=IF([.C39]&gt;[.$D$6];([.C39]-[.$D$6])*[.$D$5]*([.$D$7]-1);0)" office:value-type="float" office:value="0">
            <text:p>0</text:p>
          </table:table-cell>
          <table:table-cell table:formula="of:=[.D39]+[.E39]" office:value-type="currency" office:currency="USD" office:value="270">
            <text:p>$27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C40]*[.$D$5]" office:value-type="currency" office:currency="USD" office:value="280">
            <text:p>$280.00</text:p>
          </table:table-cell>
          <table:table-cell table:formula="of:=IF([.C40]&gt;[.$D$6];([.C40]-[.$D$6])*[.$D$5]*([.$D$7]-1);0)" office:value-type="float" office:value="0">
            <text:p>0</text:p>
          </table:table-cell>
          <table:table-cell table:formula="of:=[.D40]+[.E40]" office:value-type="currency" office:currency="USD" office:value="280">
            <text:p>$28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C41]*[.$D$5]" office:value-type="currency" office:currency="USD" office:value="290">
            <text:p>$290.00</text:p>
          </table:table-cell>
          <table:table-cell table:formula="of:=IF([.C41]&gt;[.$D$6];([.C41]-[.$D$6])*[.$D$5]*([.$D$7]-1);0)" office:value-type="float" office:value="0">
            <text:p>0</text:p>
          </table:table-cell>
          <table:table-cell table:formula="of:=[.D41]+[.E41]" office:value-type="currency" office:currency="USD" office:value="290">
            <text:p>$290.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C42]*[.$D$5]" office:value-type="currency" office:currency="USD" office:value="300">
            <text:p>$300.00</text:p>
          </table:table-cell>
          <table:table-cell table:formula="of:=IF([.C42]&gt;[.$D$6];([.C42]-[.$D$6])*[.$D$5]*([.$D$7]-1);0)" office:value-type="float" office:value="0">
            <text:p>0</text:p>
          </table:table-cell>
          <table:table-cell table:formula="of:=[.D42]+[.E42]" office:value-type="currency" office:currency="USD" office:value="300">
            <text:p>$3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C43]*[.$D$5]" office:value-type="currency" office:currency="USD" office:value="310">
            <text:p>$310.00</text:p>
          </table:table-cell>
          <table:table-cell table:formula="of:=IF([.C43]&gt;[.$D$6];([.C43]-[.$D$6])*[.$D$5]*([.$D$7]-1);0)" office:value-type="float" office:value="0">
            <text:p>0</text:p>
          </table:table-cell>
          <table:table-cell table:formula="of:=[.D43]+[.E43]" office:value-type="currency" office:currency="USD" office:value="310">
            <text:p>$31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C44]*[.$D$5]" office:value-type="currency" office:currency="USD" office:value="320">
            <text:p>$320.00</text:p>
          </table:table-cell>
          <table:table-cell table:formula="of:=IF([.C44]&gt;[.$D$6];([.C44]-[.$D$6])*[.$D$5]*([.$D$7]-1);0)" office:value-type="float" office:value="0">
            <text:p>0</text:p>
          </table:table-cell>
          <table:table-cell table:formula="of:=[.D44]+[.E44]" office:value-type="currency" office:currency="USD" office:value="320">
            <text:p>$32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C45]*[.$D$5]" office:value-type="currency" office:currency="USD" office:value="330">
            <text:p>$330.00</text:p>
          </table:table-cell>
          <table:table-cell table:formula="of:=IF([.C45]&gt;[.$D$6];([.C45]-[.$D$6])*[.$D$5]*([.$D$7]-1);0)" office:value-type="float" office:value="0">
            <text:p>0</text:p>
          </table:table-cell>
          <table:table-cell table:formula="of:=[.D45]+[.E45]" office:value-type="currency" office:currency="USD" office:value="330">
            <text:p>$33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C46]*[.$D$5]" office:value-type="currency" office:currency="USD" office:value="340">
            <text:p>$340.00</text:p>
          </table:table-cell>
          <table:table-cell table:formula="of:=IF([.C46]&gt;[.$D$6];([.C46]-[.$D$6])*[.$D$5]*([.$D$7]-1);0)" office:value-type="float" office:value="0">
            <text:p>0</text:p>
          </table:table-cell>
          <table:table-cell table:formula="of:=[.D46]+[.E46]" office:value-type="currency" office:currency="USD" office:value="340">
            <text:p>$34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C47]*[.$D$5]" office:value-type="currency" office:currency="USD" office:value="350">
            <text:p>$350.00</text:p>
          </table:table-cell>
          <table:table-cell table:formula="of:=IF([.C47]&gt;[.$D$6];([.C47]-[.$D$6])*[.$D$5]*([.$D$7]-1);0)" office:value-type="float" office:value="0">
            <text:p>0</text:p>
          </table:table-cell>
          <table:table-cell table:formula="of:=[.D47]+[.E47]" office:value-type="currency" office:currency="USD" office:value="350">
            <text:p>$35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C48]*[.$D$5]" office:value-type="currency" office:currency="USD" office:value="360">
            <text:p>$360.00</text:p>
          </table:table-cell>
          <table:table-cell table:formula="of:=IF([.C48]&gt;[.$D$6];([.C48]-[.$D$6])*[.$D$5]*([.$D$7]-1);0)" office:value-type="float" office:value="0">
            <text:p>0</text:p>
          </table:table-cell>
          <table:table-cell table:formula="of:=[.D48]+[.E48]" office:value-type="currency" office:currency="USD" office:value="360">
            <text:p>$36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C49]*[.$D$5]" office:value-type="currency" office:currency="USD" office:value="370">
            <text:p>$370.00</text:p>
          </table:table-cell>
          <table:table-cell table:formula="of:=IF([.C49]&gt;[.$D$6];([.C49]-[.$D$6])*[.$D$5]*([.$D$7]-1);0)" office:value-type="float" office:value="0">
            <text:p>0</text:p>
          </table:table-cell>
          <table:table-cell table:formula="of:=[.D49]+[.E49]" office:value-type="currency" office:currency="USD" office:value="370">
            <text:p>$37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[.C50]*[.$D$5]" office:value-type="currency" office:currency="USD" office:value="380">
            <text:p>$380.00</text:p>
          </table:table-cell>
          <table:table-cell table:formula="of:=IF([.C50]&gt;[.$D$6];([.C50]-[.$D$6])*[.$D$5]*([.$D$7]-1);0)" office:value-type="float" office:value="0">
            <text:p>0</text:p>
          </table:table-cell>
          <table:table-cell table:formula="of:=[.D50]+[.E50]" office:value-type="currency" office:currency="USD" office:value="380">
            <text:p>$38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[.C51]*[.$D$5]" office:value-type="currency" office:currency="USD" office:value="390">
            <text:p>$390.00</text:p>
          </table:table-cell>
          <table:table-cell table:formula="of:=IF([.C51]&gt;[.$D$6];([.C51]-[.$D$6])*[.$D$5]*([.$D$7]-1);0)" office:value-type="float" office:value="0">
            <text:p>0</text:p>
          </table:table-cell>
          <table:table-cell table:formula="of:=[.D51]+[.E51]" office:value-type="currency" office:currency="USD" office:value="390">
            <text:p>$39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[.C52]*[.$D$5]" office:value-type="currency" office:currency="USD" office:value="400">
            <text:p>$400.00</text:p>
          </table:table-cell>
          <table:table-cell table:formula="of:=IF([.C52]&gt;[.$D$6];([.C52]-[.$D$6])*[.$D$5]*([.$D$7]-1);0)" office:value-type="float" office:value="0">
            <text:p>0</text:p>
          </table:table-cell>
          <table:table-cell table:formula="of:=[.D52]+[.E52]" office:value-type="currency" office:currency="USD" office:value="400">
            <text:p>$4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[.C53]*[.$D$5]" office:value-type="currency" office:currency="USD" office:value="410">
            <text:p>$410.00</text:p>
          </table:table-cell>
          <table:table-cell table:formula="of:=IF([.C53]&gt;[.$D$6];([.C53]-[.$D$6])*[.$D$5]*([.$D$7]-1);0)" office:value-type="currency" office:currency="USD" office:value="5">
            <text:p>$5.00</text:p>
          </table:table-cell>
          <table:table-cell table:formula="of:=[.D53]+[.E53]" office:value-type="currency" office:currency="USD" office:value="415">
            <text:p>$415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[.C54]*[.$D$5]" office:value-type="currency" office:currency="USD" office:value="420">
            <text:p>$420.00</text:p>
          </table:table-cell>
          <table:table-cell table:formula="of:=IF([.C54]&gt;[.$D$6];([.C54]-[.$D$6])*[.$D$5]*([.$D$7]-1);0)" office:value-type="currency" office:currency="USD" office:value="10">
            <text:p>$10.00</text:p>
          </table:table-cell>
          <table:table-cell table:formula="of:=[.D54]+[.E54]" office:value-type="currency" office:currency="USD" office:value="430">
            <text:p>$43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[.C55]*[.$D$5]" office:value-type="currency" office:currency="USD" office:value="430">
            <text:p>$430.00</text:p>
          </table:table-cell>
          <table:table-cell table:formula="of:=IF([.C55]&gt;[.$D$6];([.C55]-[.$D$6])*[.$D$5]*([.$D$7]-1);0)" office:value-type="currency" office:currency="USD" office:value="15">
            <text:p>$15.00</text:p>
          </table:table-cell>
          <table:table-cell table:formula="of:=[.D55]+[.E55]" office:value-type="currency" office:currency="USD" office:value="445">
            <text:p>$445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[.C56]*[.$D$5]" office:value-type="currency" office:currency="USD" office:value="440">
            <text:p>$440.00</text:p>
          </table:table-cell>
          <table:table-cell table:formula="of:=IF([.C56]&gt;[.$D$6];([.C56]-[.$D$6])*[.$D$5]*([.$D$7]-1);0)" office:value-type="currency" office:currency="USD" office:value="20">
            <text:p>$20.00</text:p>
          </table:table-cell>
          <table:table-cell table:formula="of:=[.D56]+[.E56]" office:value-type="currency" office:currency="USD" office:value="460">
            <text:p>$46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[.C57]*[.$D$5]" office:value-type="currency" office:currency="USD" office:value="450">
            <text:p>$450.00</text:p>
          </table:table-cell>
          <table:table-cell table:formula="of:=IF([.C57]&gt;[.$D$6];([.C57]-[.$D$6])*[.$D$5]*([.$D$7]-1);0)" office:value-type="currency" office:currency="USD" office:value="25">
            <text:p>$25.00</text:p>
          </table:table-cell>
          <table:table-cell table:formula="of:=[.D57]+[.E57]" office:value-type="currency" office:currency="USD" office:value="475">
            <text:p>$475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[.C58]*[.$D$5]" office:value-type="currency" office:currency="USD" office:value="460">
            <text:p>$460.00</text:p>
          </table:table-cell>
          <table:table-cell table:formula="of:=IF([.C58]&gt;[.$D$6];([.C58]-[.$D$6])*[.$D$5]*([.$D$7]-1);0)" office:value-type="currency" office:currency="USD" office:value="30">
            <text:p>$30.00</text:p>
          </table:table-cell>
          <table:table-cell table:formula="of:=[.D58]+[.E58]" office:value-type="currency" office:currency="USD" office:value="490">
            <text:p>$49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[.C59]*[.$D$5]" office:value-type="currency" office:currency="USD" office:value="470">
            <text:p>$470.00</text:p>
          </table:table-cell>
          <table:table-cell table:formula="of:=IF([.C59]&gt;[.$D$6];([.C59]-[.$D$6])*[.$D$5]*([.$D$7]-1);0)" office:value-type="currency" office:currency="USD" office:value="35">
            <text:p>$35.00</text:p>
          </table:table-cell>
          <table:table-cell table:formula="of:=[.D59]+[.E59]" office:value-type="currency" office:currency="USD" office:value="505">
            <text:p>$505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[.C60]*[.$D$5]" office:value-type="currency" office:currency="USD" office:value="480">
            <text:p>$480.00</text:p>
          </table:table-cell>
          <table:table-cell table:formula="of:=IF([.C60]&gt;[.$D$6];([.C60]-[.$D$6])*[.$D$5]*([.$D$7]-1);0)" office:value-type="currency" office:currency="USD" office:value="40">
            <text:p>$40.00</text:p>
          </table:table-cell>
          <table:table-cell table:formula="of:=[.D60]+[.E60]" office:value-type="currency" office:currency="USD" office:value="520">
            <text:p>$52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[.C61]*[.$D$5]" office:value-type="currency" office:currency="USD" office:value="490">
            <text:p>$490.00</text:p>
          </table:table-cell>
          <table:table-cell table:formula="of:=IF([.C61]&gt;[.$D$6];([.C61]-[.$D$6])*[.$D$5]*([.$D$7]-1);0)" office:value-type="currency" office:currency="USD" office:value="45">
            <text:p>$45.00</text:p>
          </table:table-cell>
          <table:table-cell table:formula="of:=[.D61]+[.E61]" office:value-type="currency" office:currency="USD" office:value="535">
            <text:p>$535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[.C62]*[.$D$5]" office:value-type="currency" office:currency="USD" office:value="500">
            <text:p>$500.00</text:p>
          </table:table-cell>
          <table:table-cell table:formula="of:=IF([.C62]&gt;[.$D$6];([.C62]-[.$D$6])*[.$D$5]*([.$D$7]-1);0)" office:value-type="currency" office:currency="USD" office:value="50">
            <text:p>$50.00</text:p>
          </table:table-cell>
          <table:table-cell table:formula="of:=[.D62]+[.E62]" office:value-type="currency" office:currency="USD" office:value="550">
            <text:p>$550.00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[.C63]*[.$D$5]" office:value-type="currency" office:currency="USD" office:value="510">
            <text:p>$510.00</text:p>
          </table:table-cell>
          <table:table-cell table:formula="of:=IF([.C63]&gt;[.$D$6];([.C63]-[.$D$6])*[.$D$5]*([.$D$7]-1);0)" office:value-type="currency" office:currency="USD" office:value="55">
            <text:p>$55.00</text:p>
          </table:table-cell>
          <table:table-cell table:formula="of:=[.D63]+[.E63]" office:value-type="currency" office:currency="USD" office:value="565">
            <text:p>$565.00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[.C64]*[.$D$5]" office:value-type="currency" office:currency="USD" office:value="520">
            <text:p>$520.00</text:p>
          </table:table-cell>
          <table:table-cell table:formula="of:=IF([.C64]&gt;[.$D$6];([.C64]-[.$D$6])*[.$D$5]*([.$D$7]-1);0)" office:value-type="currency" office:currency="USD" office:value="60">
            <text:p>$60.00</text:p>
          </table:table-cell>
          <table:table-cell table:formula="of:=[.D64]+[.E64]" office:value-type="currency" office:currency="USD" office:value="580">
            <text:p>$580.00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[.C65]*[.$D$5]" office:value-type="currency" office:currency="USD" office:value="530">
            <text:p>$530.00</text:p>
          </table:table-cell>
          <table:table-cell table:formula="of:=IF([.C65]&gt;[.$D$6];([.C65]-[.$D$6])*[.$D$5]*([.$D$7]-1);0)" office:value-type="currency" office:currency="USD" office:value="65">
            <text:p>$65.00</text:p>
          </table:table-cell>
          <table:table-cell table:formula="of:=[.D65]+[.E65]" office:value-type="currency" office:currency="USD" office:value="595">
            <text:p>$595.00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[.C66]*[.$D$5]" office:value-type="currency" office:currency="USD" office:value="540">
            <text:p>$540.00</text:p>
          </table:table-cell>
          <table:table-cell table:formula="of:=IF([.C66]&gt;[.$D$6];([.C66]-[.$D$6])*[.$D$5]*([.$D$7]-1);0)" office:value-type="currency" office:currency="USD" office:value="70">
            <text:p>$70.00</text:p>
          </table:table-cell>
          <table:table-cell table:formula="of:=[.D66]+[.E66]" office:value-type="currency" office:currency="USD" office:value="610">
            <text:p>$610.00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[.C67]*[.$D$5]" office:value-type="currency" office:currency="USD" office:value="550">
            <text:p>$550.00</text:p>
          </table:table-cell>
          <table:table-cell table:formula="of:=IF([.C67]&gt;[.$D$6];([.C67]-[.$D$6])*[.$D$5]*([.$D$7]-1);0)" office:value-type="currency" office:currency="USD" office:value="75">
            <text:p>$75.00</text:p>
          </table:table-cell>
          <table:table-cell table:formula="of:=[.D67]+[.E67]" office:value-type="currency" office:currency="USD" office:value="625">
            <text:p>$625.00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[.C68]*[.$D$5]" office:value-type="currency" office:currency="USD" office:value="560">
            <text:p>$560.00</text:p>
          </table:table-cell>
          <table:table-cell table:formula="of:=IF([.C68]&gt;[.$D$6];([.C68]-[.$D$6])*[.$D$5]*([.$D$7]-1);0)" office:value-type="currency" office:currency="USD" office:value="80">
            <text:p>$80.00</text:p>
          </table:table-cell>
          <table:table-cell table:formula="of:=[.D68]+[.E68]" office:value-type="currency" office:currency="USD" office:value="640">
            <text:p>$640.00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[.C69]*[.$D$5]" office:value-type="currency" office:currency="USD" office:value="570">
            <text:p>$570.00</text:p>
          </table:table-cell>
          <table:table-cell table:formula="of:=IF([.C69]&gt;[.$D$6];([.C69]-[.$D$6])*[.$D$5]*([.$D$7]-1);0)" office:value-type="currency" office:currency="USD" office:value="85">
            <text:p>$85.00</text:p>
          </table:table-cell>
          <table:table-cell table:formula="of:=[.D69]+[.E69]" office:value-type="currency" office:currency="USD" office:value="655">
            <text:p>$655.00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[.C70]*[.$D$5]" office:value-type="currency" office:currency="USD" office:value="580">
            <text:p>$580.00</text:p>
          </table:table-cell>
          <table:table-cell table:formula="of:=IF([.C70]&gt;[.$D$6];([.C70]-[.$D$6])*[.$D$5]*([.$D$7]-1);0)" office:value-type="currency" office:currency="USD" office:value="90">
            <text:p>$90.00</text:p>
          </table:table-cell>
          <table:table-cell table:formula="of:=[.D70]+[.E70]" office:value-type="currency" office:currency="USD" office:value="670">
            <text:p>$670.00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[.C71]*[.$D$5]" office:value-type="currency" office:currency="USD" office:value="590">
            <text:p>$590.00</text:p>
          </table:table-cell>
          <table:table-cell table:formula="of:=IF([.C71]&gt;[.$D$6];([.C71]-[.$D$6])*[.$D$5]*([.$D$7]-1);0)" office:value-type="currency" office:currency="USD" office:value="95">
            <text:p>$95.00</text:p>
          </table:table-cell>
          <table:table-cell table:formula="of:=[.D71]+[.E71]" office:value-type="currency" office:currency="USD" office:value="685">
            <text:p>$685.00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[.C72]*[.$D$5]" office:value-type="currency" office:currency="USD" office:value="600">
            <text:p>$600.00</text:p>
          </table:table-cell>
          <table:table-cell table:formula="of:=IF([.C72]&gt;[.$D$6];([.C72]-[.$D$6])*[.$D$5]*([.$D$7]-1);0)" office:value-type="currency" office:currency="USD" office:value="100">
            <text:p>$100.00</text:p>
          </table:table-cell>
          <table:table-cell table:formula="of:=[.D72]+[.E72]" office:value-type="currency" office:currency="USD" office:value="700">
            <text:p>$700.00</text:p>
          </table:table-cell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table:formula="of:=[.C73]*[.$D$5]" office:value-type="currency" office:currency="USD" office:value="610">
            <text:p>$610.00</text:p>
          </table:table-cell>
          <table:table-cell table:formula="of:=IF([.C73]&gt;[.$D$6];([.C73]-[.$D$6])*[.$D$5]*([.$D$7]-1);0)" office:value-type="currency" office:currency="USD" office:value="105">
            <text:p>$105.00</text:p>
          </table:table-cell>
          <table:table-cell table:formula="of:=[.D73]+[.E73]" office:value-type="currency" office:currency="USD" office:value="715">
            <text:p>$715.00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table:formula="of:=[.C74]*[.$D$5]" office:value-type="currency" office:currency="USD" office:value="620">
            <text:p>$620.00</text:p>
          </table:table-cell>
          <table:table-cell table:formula="of:=IF([.C74]&gt;[.$D$6];([.C74]-[.$D$6])*[.$D$5]*([.$D$7]-1);0)" office:value-type="currency" office:currency="USD" office:value="110">
            <text:p>$110.00</text:p>
          </table:table-cell>
          <table:table-cell table:formula="of:=[.D74]+[.E74]" office:value-type="currency" office:currency="USD" office:value="730">
            <text:p>$730.00</text:p>
          </table:table-cell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table:formula="of:=[.C75]*[.$D$5]" office:value-type="currency" office:currency="USD" office:value="630">
            <text:p>$630.00</text:p>
          </table:table-cell>
          <table:table-cell table:formula="of:=IF([.C75]&gt;[.$D$6];([.C75]-[.$D$6])*[.$D$5]*([.$D$7]-1);0)" office:value-type="currency" office:currency="USD" office:value="115">
            <text:p>$115.00</text:p>
          </table:table-cell>
          <table:table-cell table:formula="of:=[.D75]+[.E75]" office:value-type="currency" office:currency="USD" office:value="745">
            <text:p>$745.00</text:p>
          </table:table-cell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table:formula="of:=[.C76]*[.$D$5]" office:value-type="currency" office:currency="USD" office:value="640">
            <text:p>$640.00</text:p>
          </table:table-cell>
          <table:table-cell table:formula="of:=IF([.C76]&gt;[.$D$6];([.C76]-[.$D$6])*[.$D$5]*([.$D$7]-1);0)" office:value-type="currency" office:currency="USD" office:value="120">
            <text:p>$120.00</text:p>
          </table:table-cell>
          <table:table-cell table:formula="of:=[.D76]+[.E76]" office:value-type="currency" office:currency="USD" office:value="760">
            <text:p>$760.00</text:p>
          </table:table-cell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table:formula="of:=[.C77]*[.$D$5]" office:value-type="currency" office:currency="USD" office:value="650">
            <text:p>$650.00</text:p>
          </table:table-cell>
          <table:table-cell table:formula="of:=IF([.C77]&gt;[.$D$6];([.C77]-[.$D$6])*[.$D$5]*([.$D$7]-1);0)" office:value-type="currency" office:currency="USD" office:value="125">
            <text:p>$125.00</text:p>
          </table:table-cell>
          <table:table-cell table:formula="of:=[.D77]+[.E77]" office:value-type="currency" office:currency="USD" office:value="775">
            <text:p>$775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6/22/2017</text:date>, <text:time>13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6-22T12:11:49.14</meta:creation-date>
    <dc:date>2017-06-22T13:53:26.06</dc:date>
    <dc:creator>RCC RCCD</dc:creator>
    <meta:editing-duration>PT9M54S</meta:editing-duration>
    <meta:editing-cycles>1</meta:editing-cycles>
    <meta:document-statistic meta:table-count="3" meta:cell-count="279" meta:object-count="0"/>
    <meta:generator>OpenOffice/4.1.2$Win32 OpenOffice.org_project/412m3$Build-9782</meta:generator>
  </office:meta>
</office:document-meta>
</file>